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Mention what is Magento?</text:p>
      <text:p text:style-name="Standard">Magento is an e-commerce platform created on open source technology, which provides online merchants with an exceptional flexibility and control</text:p>
      <text:p text:style-name="Standard">over the content, look and functionality of their e-commerce store.</text:p>
      <text:p text:style-name="Standard">2) Mention what is the architecture of Magento? What are the different versions of Magento?</text:p>
      <text:p text:style-name="Standard">Magento architecture is a typical PHP MVC (Model-View-Controller) application, where all the Controllers will be in one folder and all the Models</text:p>
      <text:p text:style-name="Standard">in another, etc. Based on their functionality files are grouped together, which are referred as modules in Magento.</text:p>
      <text:p text:style-name="Standard">Different version of Magento includes</text:p>
      <text:p text:style-name="Standard">Magento Enterprise</text:p>
      <text:p text:style-name="Standard">Magento .go</text:p>
      <text:p text:style-name="Standard">Magento Community</text:p>
      <text:p text:style-name="Standard">3) Mention what technology does Magento use?</text:p>
      <text:p text:style-name="Standard">Magento use PHP as a web server scripting language and MySQL for database.</text:p>
      <text:p text:style-name="Standard">4) Mention what is the difference between Mage::getModel() and Mage::getSingletone() in Magento?</text:p>
      <text:p text:style-name="Standard">Mage::getModel(): It always creates a new object</text:p>
      <text:p text:style-name="Standard">Mage: :getSingleton(): It always look for an existing object and if not then creates a new object</text:p>
      <text:p text:style-name="Standard">5) Mention what are the basic features of Magento?</text:p>
      <text:p text:style-name="Standard">Basic features of Magento includes</text:p>
      <text:p text:style-name="Standard">Reporting and Analytics</text:p>
      <text:p text:style-name="Standard">Product and Catalog Browsing</text:p>
      <text:p text:style-name="Standard">Customer Accounts</text:p>
      <text:p text:style-name="Standard">Order Management</text:p>
      <text:p text:style-name="Standard">Payment</text:p>
      <text:p text:style-name="Standard">Site Management</text:p>
      <text:p text:style-name="Standard">Shipping</text:p>
      <text:p text:style-name="Standard">Search engine optimization</text:p>
      <text:p text:style-name="Standard">Marketing promotions and tools</text:p>
      <text:p text:style-name="Standard">Checkout</text:p>
      <text:p text:style-name="Standard">International Support</text:p>
      <text:p text:style-name="Standard">magento_web_design</text:p>
      <text:p text:style-name="Standard">6) Mention what is the limitation of Magento?</text:p>
      <text:p text:style-name="Standard">Magento is supported by PHP, comparatively to other e-commerce solutions, Magento might be slow in performance</text:p>
      <text:p text:style-name="Standard">It becomes a complex system if it is not using object-oriented programming</text:p>
      <text:p text:style-name="Standard">Magento requires much space and memory</text:p>
      <text:p text:style-name="Standard">7) Explain how you can enhance the Magento performance?</text:p>
      <text:p text:style-name="Standard">To enhance the Magento performance</text:p>
      <text:p text:style-name="Standard">Disable the Magento log</text:p>
      <text:p text:style-name="Standard">Combine external CSS/JS into one file</text:p>
      <text:p text:style-name="Standard">Disable any unused modules</text:p>
      <text:p text:style-name="Standard">MySQL Query Caching</text:p>
      <text:p text:style-name="Standard">Enable Magento caching</text:p>
      <text:p text:style-name="Standard">Enable Gzip compression</text:p>
      <text:p text:style-name="Standard">Optimize your image</text:p>
      <text:p text:style-name="Standard">8) Explain how you can show a certain number of products for guests in Magento?</text:p>
      <text:p text:style-name="Standard">In the toolbar block you will see</text:p>
      <text:p text:style-name="Standard">app/code/core/Mage/Catalog/Block/Product/List/Toolbar.php</text:p>
      <text:p text:style-name="Standard">there is a method:</text:p>
      <text:p text:style-name="Standard">Public function setCollection($collection);</text:p>
      <text:p text:style-name="Standard"><text:soft-page-break/>Inside there is a piece of code:</text:p>
      <text:p text:style-name="Standard">$limit= (int)$this-&gt;get Limit();</text:p>
      <text:p text:style-name="Standard">If ($limit) {</text:p>
      <text:p text:style-name="Standard">$this -&gt;_collection-&gt;setPageSize($limit);</text:p>
      <text:p text:style-name="Standard">}</text:p>
      <text:p text:style-name="Standard">You have to change variable $limit; you should override that block in the local pool, not change directly in the core. In order to see whether the</text:p>
      <text:p text:style-name="Standard">customer is a guest, you can use this code</text:p>
      <text:p text:style-name="Standard">Mage:: getSingleton(‘customer/session’) -&gt; isLoggedIn()</text:p>
      <text:p text:style-name="Standard">9) Mention what all billing information can be managed through Magento?</text:p>
      <text:p text:style-name="Standard">From the client Magento account, you can do following things</text:p>
      <text:p text:style-name="Standard">Update your billing address</text:p>
      <text:p text:style-name="Standard">Add a credit card</text:p>
      <text:p text:style-name="Standard">View your billing history</text:p>
      <text:p text:style-name="Standard">Add a PayPal account</text:p>
      <text:p text:style-name="Standard">Produce a print ready receipt</text:p>
      <text:p text:style-name="Standard">10) Explain how you can change Magento Core API settings?</text:p>
      <text:p text:style-name="Standard">To change Magento Core API settings, you have to</text:p>
      <text:p text:style-name="Standard">Go to Admin menu, choose System -&gt; Configuration</text:p>
      <text:p text:style-name="Standard">Select Magento Core API on the left side of the Configuration Panel, under Services</text:p>
      <text:p text:style-name="Standard">Tap on to expand the General Settings section and you can</text:p>
      <text:p text:style-name="Standard">Type the name of the Default Response Charset that you want to use</text:p>
      <text:p text:style-name="Standard">Determine the Client Session Timeout in seconds</text:p>
      <text:p text:style-name="Standard">Click the Save Config button when complete</text:p>
      <text:p text:style-name="Standard">11) Explain how Magento can be made more secure for the client?</text:p>
      <text:p text:style-name="Standard">Best practices for Magento includes</text:p>
      <text:p text:style-name="Standard">Using a strong password and changing them at regular interval</text:p>
      <text:p text:style-name="Standard">Disable remote access to Magento Connect Manager</text:p>
      <text:p text:style-name="Standard">Disable Downloader on production sites</text:p>
      <text:p text:style-name="Standard">Restrict access to safe IP addresses</text:p>
      <text:p text:style-name="Standard">12) Mention what is the benefit of applying Connect Patches in Magento?</text:p>
      <text:p text:style-name="Standard">In Magento, applying connect patch</text:p>
      <text:p text:style-name="Standard">It enables easy installation of packages with installation; it overwrites any existing translations for the same time</text:p>
      <text:p text:style-name="Standard">For enhancing security, by default Magento Connect uses HTTP to download extensions instead of FTP</text:p>
      <text:p text:style-name="Standard">With a dash character in the name, extension developers can now create extensions</text:p>
      <text:p text:style-name="Standard">Magento administrators will be informed now who tries to install an extension with insufficient file system privileges</text:p>
      <text:p text:style-name="Standard">13) Explain how you can move Magento to another Directory?</text:p>
      <text:p text:style-name="Standard">To move Magento to other Directory you have to follow the following steps.</text:p>
      <text:p text:style-name="Standard">Suppose you have Magento installed in the following location</text:p>
      <text:p text:style-name="Standard">http://www.guru99.com/store/</text:p>
      <text:p text:style-name="Standard">On visiting your site, you want Magento to be the first thing to come up</text:p>
      <text:p text:style-name="Standard">http://www.guru99.com</text:p>
      <text:p text:style-name="Standard">Let assume you have a directory structure like this</text:p>
      <text:p text:style-name="Standard">/home/username/public_html/</text:p>
      <text:p text:style-name="Standard">Which means Magento would be installed here</text:p>
      <text:p text:style-name="Standard">/home/username/public_html/store/</text:p>
      <text:p text:style-name="Standard">Login to the backend of the Magento first and go to</text:p>
      <text:p text:style-name="Standard">System -&gt; Configuration -&gt; Web</text:p>
      <text:p text:style-name="Standard">Update the Secure and Unsecure URL for your store and then link to your site via SSH and then go <text:soft-page-break/>to the directory, where you will be shifting</text:p>
      <text:p text:style-name="Standard">Magento</text:p>
      <text:p text:style-name="Standard">cd public_html/</text:p>
      <text:p text:style-name="Standard">Now, transfer all the files from the store directory to the directory you are in</text:p>
      <text:p text:style-name="Standard">mv store/* store/.htaccess</text:p>
      <text:p text:style-name="Standard">Delete the cache data</text:p>
      <text:p text:style-name="Standard">rm –vf var/cache/</text:p>
      <text:p text:style-name="Standard">Now Magento is moved to another directory.</text:p>
      <text:p text:style-name="Standard">14) Explain how you can reset Magento file &amp; Directory permissions?</text:p>
      <text:p text:style-name="Standard">You can reset Magento file &amp; Directory to their default and secure permissions, by following commands from the directory where Magento is</text:p>
      <text:p text:style-name="Standard">installed</text:p>
      <text:p text:style-name="Standard">find . –type f –exec chmod 644 {} \;</text:p>
      <text:p text:style-name="Standard">find . –type d –exec chmod 755 {} \;</text:p>
      <text:p text:style-name="Standard">chmod +x mage</text:p>
      <text:p text:style-name="Standard">15) Explain how you can configure Magento to work with another domain?</text:p>
      <text:p text:style-name="Standard">To do that, in the admin area, you have to change the Magento Base URL option. To do this, visit to your Magento admin area&gt; System &gt;</text:p>
      <text:p text:style-name="Standard">Configuration and click Web on the left menu. Select the Unsecure option after that edit the base URL field to change the URL that will be used for</text:p>
      <text:p text:style-name="Standard">normal (HTTP) connections.</text:p>
      <text:p text:style-name="Standard">Q 1. What is Magento?</text:p>
      <text:p text:style-name="Standard">Ans. Magento is a feature-rich eCommerce platform built on open-source technology that provides online merchants with unprecedented flexibility</text:p>
      <text:p text:style-name="Standard">and control over the look, content and functionality of their eCommerce store. Magentos intuitive administration interface features powerful</text:p>
      <text:p text:style-name="Standard">marketing, search engine optimization and catalog-management tools to give merchants the power to create sites that are tailored to their unique</text:p>
      <text:p text:style-name="Standard">business needs. Designed to be completely scalable and backed by Variens support network, Magento offers companies the ultimate eCommerce</text:p>
      <text:p text:style-name="Standard">solution.</text:p>
      <text:p text:style-name="Standard">Q 2. What is the difference between Mage::getSingletone() andMage::getModel() in Magento</text:p>
      <text:p text:style-name="Standard">Ans. Mage::getSingletone() always finds for an existing object if not then create that a newobject but Mage::getModel() always creates a new object.</text:p>
      <text:p text:style-name="Standard">Q 3. Why Magento use EAV database model ?</text:p>
      <text:p text:style-name="Standard">Ans. In EAV database model, data are stored in different smaller tables rather than storing in asingle table.product name is stored in</text:p>
      <text:p text:style-name="Standard">catalog_product_entity_varchar tableproduct id is stored in catalog_product_entity_int tableproduct price is stored in catalog_product_entity_decimal</text:p>
      <text:p text:style-name="Standard">tableMagento Use EAV database model for easy upgrade and development as this model givesmore flexibility to play with data and attributes.</text:p>
      <text:p text:style-name="Standard">Q 4. How to upgrade to the latest version using Magento Connect?</text:p>
      <text:p text:style-name="Standard">Ans. Upgrading Magento to the latest version is a fairly simple task. Copy and Paste this key magento-core/Mage_All_Latest VIA Magento Connect</text:p>
      <text:p text:style-name="Standard">where it states Paste extension key to install:. This will upgrade Magento to the newest version.</text:p>
      <text:p text:style-name="Standard">Q 5. Explain about the Modules of Magento?</text:p>
      <text:p text:style-name="Standard">Ans. Magento supports installation of modules through a web-based interface accessible through the administration area of a Magento installation.</text:p>
      <text:p text:style-name="Standard">Modules are hosted on the Magento eCommerce website as a PEAR server. Any community member can upload a module through the website and is</text:p>
      <text:p text:style-name="Standard">made available once confirmed by a member of the Magento team. Modules are installed by entering a module key, available on the module page,</text:p>
      <text:p text:style-name="Standard"><text:soft-page-break/>into the web based interface.</text:p>
      <text:p text:style-name="Standard">There are three categories of modules hosted on Magento Connect:</text:p>
      <text:p text:style-name="Standard">Core Modules</text:p>
      <text:p text:style-name="Standard">Community Modules</text:p>
      <text:p text:style-name="Standard">Commercial Modules</text:p>
      <text:p text:style-name="Standard">Core and Community modules can be installed via the administration area. Commercial module pages provide price information and a link to an</text:p>
      <text:p text:style-name="Standard">external website.</text:p>
      <text:p text:style-name="Standard">Q 6. What technology used by Magento?</text:p>
      <text:p text:style-name="Standard">Ans. Magento uses PHP as a web server scripting language and the MySQL Database. The data model is based on the Entity-attribute-value model</text:p>
      <text:p text:style-name="Standard">that stores data objects in tree structures, thus allowing a change to a data structure without changing the database definition.</text:p>
      <text:p text:style-name="Standard">Q 7. What is MVC structure in Magento?</text:p>
      <text:p text:style-name="Standard">Ans. The Model-View-Controller (MVC) architecture traces its</text:p>
      <text:p text:style-name="Standard">origins back to the Smalltalk Programming language and Xerox</text:p>
      <text:p text:style-name="Standard">Parc. Since then, there have been many systems that describe</text:p>
      <text:p text:style-name="Standard">their architecture as MVC. Each system is slightly</text:p>
      <text:p text:style-name="Standard">different, but all have the goal of separating data access,</text:p>
      <text:p text:style-name="Standard">business logic, and user-interface code from one another.</text:p>
      <text:p text:style-name="Standard">Q 8. What is benefit of namespace (package) in magento?</text:p>
      <text:p text:style-name="Standard">Ans. We can have more than one module with same name but they should be placed in different namespaces. All magento core modules are contained</text:p>
      <text:p text:style-name="Standard">in mage namespace.</text:p>
      <text:p text:style-name="Standard">core/Mage/Catalog</text:p>
      <text:p text:style-name="Standard">and all custom modules are placed in</text:p>
      <text:p text:style-name="Standard">local/CustomModule</text:p>
      <text:p text:style-name="Standard">Q 9. How to include CMS block in template file(.phtml)?</text:p>
      <text:p text:style-name="Standard">Ans. Access block’s content from .phtml template file by :</text:p>
      <text:p text:style-name="Standard">echo $this-&gt;getLayout()-&gt;createBlock(‘cms/block’)-&gt;setBlockId(‘static_block_id’)-&gt;toHTML();</text:p>
      <text:p text:style-name="Standard">Q 10. How to add an external javascript/css file to Magento?</text:p>
      <text:p text:style-name="Standard">Ans.</text:p>
      <text:p text:style-name="Standard">css/yourstyle.css</text:p>
      <text:p text:style-name="Standard">or</text:p>
      <text:p text:style-name="Standard">skin_jsjs/ yourfile.js</text:p>
      <text:p text:style-name="Standard">skin_csscss/yourstyle. css</text:p>
      <text:p text:style-name="Standard">Q 11. What are handles in magento (layout)?</text:p>
      <text:p text:style-name="Standard">Ans. Handles are basically used for controlling the structure of the page like which block will be displayed and where. First level child elements of</text:p>
      <text:p text:style-name="Standard">the node are called layout handles. Every page request can have several unique Handles. The handle is called for every page. handle for products</text:p>
      <text:p text:style-name="Standard">belongs to virtual product type, PRODUCT_TYPE_simple is called for product details page of simple product type and PRODUCT_TYPE_virtual is</text:p>
      <text:p text:style-name="Standard">called for the virtual product detail page and customer_logged_in handle is called only if customer is logged in. The muster_index_index handle is</text:p>
      <text:p text:style-name="Standard">created by combining the frontName (muster), Action Controller (index), and Action Controller Action Method (index) into a single string and this</text:p>
      <text:p text:style-name="Standard">handle will be called only when /zag/index/index url is accessed.</text:p>
      <text:p text:style-name="Standard">Q 12. What is in magento?</text:p>
      <text:p text:style-name="Standard">Ans. The routers tag allow us to decide frontname for each module. The tag is defined in config.xml file of module. For Namespace_MyModule</text:p>
      <text:p text:style-name="Standard">frontname is moduleurl so the url will be like :</text:p>
      <text:p text:style-name="Standard"><text:soft-page-break/>websiteurl.com/moduleurl/controllername/actionname</text:p>
      <text:p text:style-name="Standard">standard</text:p>
      <text:p text:style-name="Standard">Namespace_MyModule</text:p>
      <text:p text:style-name="Standard">moduleurl</text:p>
      <text:p text:style-name="Standard">Q 13. Which factors affect performance of magento?</text:p>
      <text:p text:style-name="Standard">Ans.</text:p>
      <text:p text:style-name="Standard">1. EAV structure of magento database, even for retrieving single entity the query becomes very complex .</text:p>
      <text:p text:style-name="Standard">2. Magento’s template system involves a lot of recursive rendering</text:p>
      <text:p text:style-name="Standard">3. Huge XML trees built up for layout configuration, application configuration settings</text:p>
      <text:p text:style-name="Standard">Q 14. How to improve magento performance?</text:p>
      <text:p text:style-name="Standard">Ans.</text:p>
      <text:p text:style-name="Standard">Enabled magento caching</text:p>
      <text:p text:style-name="Standard">MySQL Query caching</text:p>
      <text:p text:style-name="Standard">Enable Gzip Compression</text:p>
      <text:p text:style-name="Standard">Disable any unused modules</text:p>
      <text:p text:style-name="Standard">Disable the Magento log</text:p>
      <text:p text:style-name="Standard">Optimise your images</text:p>
      <text:p text:style-name="Standard">Combine external CSS/JS into one file</text:p>
      <text:p text:style-name="Standard">Enable Apache KeepAlives: Make sure your Apache configuration has KeepAlives enabled.</text:p>
      <text:p text:style-name="Standard">Q 15. How to get the Total Price of items currently in the Cart?</text:p>
      <text:p text:style-name="Standard">helper(‘checkout’)-&gt;formatPrice(Mage::getSingleton(‘checkout/cart’)-&gt;getQuote()-&gt;getGrandTotal()); ?&gt;</text:p>
      <text:p text:style-name="Standard">Q 16. How to set different themes for logged in users?</text:p>
      <text:p text:style-name="Standard">if(Mage::getSingleton(‘customer/session’)-&gt;isLoggedIn()):</text:p>
      <text:p text:style-name="Standard">Mage::getDesign()-&gt;setPackageName(‘package_name’)-&gt;setTheme(‘themename’);</text:p>
      <text:p text:style-name="Standard">endif;</text:p>
      <text:p text:style-name="Standard">Q 17. How to create magento custom module?</text:p>
      <text:p text:style-name="Standard">Ans. Steps to create custom magento module:</text:p>
      <text:p text:style-name="Standard">Namespace : Zag</text:p>
      <text:p text:style-name="Standard">Module Name : Mymodule</text:p>
      <text:p text:style-name="Standard">1. Create directory Mymodule in app/code/local/Zag</text:p>
      <text:p text:style-name="Standard">2. Create Block, controllers, etc, Module directories. Create controller, block and module file as required.</text:p>
      <text:p text:style-name="Standard">3. Create module configuration file (app/code/local/Zag/Mymodule/etc/config.xml).</text:p>
      <text:p text:style-name="Standard">4. Create xml file (app/etc/modules/Zag_ Mymodule.xml)to enable/disable module and tell magento system from which code pool that module will</text:p>
      <text:p text:style-name="Standard">be taken.</text:p>
      <text:p text:style-name="Standard">Q 18. How to set different themes for each store?</text:p>
      <text:p text:style-name="Standard">Ans. Go to : System&gt;Designs</text:p>
      <text:p text:style-name="Standard">Then, add new design change or edit existing. You can select Store and Custom Design.</text:p>
      <text:p text:style-name="Standard">Q 19. How to make product’s custom attribute searchable in adavance search?</text:p>
      <text:p text:style-name="Standard">Ans. Go to : Catalog &gt; Attribues &gt; Manage Attribues</text:p>
      <text:p text:style-name="Standard">Edit the attribute and select “Yes” for Use in Advanced Search.</text:p>
      <text:p text:style-name="Standard">Q 20. How to fetch 5 bestsellers products programmatically?</text:p>
      <text:p text:style-name="Standard">Ans.</text:p>
      <text:p text:style-name="Standard">Mage::getResourceModel(‘reports/product_collection’)</text:p>
      <text:p text:style-name="Standard">-&gt;addOrderedQty()</text:p>
      <text:p text:style-name="Standard">-&gt;addAttributeToSelect(‘*’)</text:p>
      <text:p text:style-name="Standard">-&gt;setPage(1, 5)</text:p>
      <text:p text:style-name="Standard">-&gt;load();</text:p>
      <text:p text:style-name="Standard">1. Explain Magento’s MVC architecture</text:p>
      <text:p text:style-name="Standard"><text:soft-page-break/>First of all, what is MVC?</text:p>
      <text:p text:style-name="Standard">MVC stands for Model-View-Controller. Any application that separates it’s data access, business logic and user interface is called MVC. There can be</text:p>
      <text:p text:style-name="Standard">two types of MVC: convention-based and configuration-based. Example, cakePHP is convention-based, i.e. you just need to follow the instructions of</text:p>
      <text:p text:style-name="Standard">the core system to get your module ready in just few lines. Magento is configuration-based, i.e. you need to specify each and every thing to your</text:p>
      <text:p text:style-name="Standard">module’s config file in order to get it work. Magento has controllers (for request/response routing), Block (for rendering content), Model (for business</text:p>
      <text:p text:style-name="Standard">logic), Resource/Mysql4 (for database operations), etc (for module-specific configuration files), Helper (for common functions), sql (for setup</text:p>
      <text:p text:style-name="Standard">scripts), layout (for connecting block with templates for each controller action) and template/.PHTML file (for Presentation i.e. View).</text:p>
      <text:p text:style-name="Standard">How Magento’s MVC works:</text:p>
      <text:p text:style-name="Standard">1. When you enter the URL (something like http://loca.lho.st/frontname/controller/method/param1/value1/param2/value2), this URL is intercepted by</text:p>
      <text:p text:style-name="Standard">one PHP file called index.php which instantiates Magento application</text:p>
      <text:p text:style-name="Standard">2. Magento application instantiates Front Controller object</text:p>
      <text:p text:style-name="Standard">3. Further, front controller instantiates Router objects (specified in module’s config.xml, global tag)</text:p>
      <text:p text:style-name="Standard">4. Now, Router is responsible to “match” the frontname which is in our URL</text:p>
      <text:p text:style-name="Standard">5. If “match” is found, it sees controller name and method name in the URL, which is finally called.</text:p>
      <text:p text:style-name="Standard">6. Now depending on what is written in action name (method name), it is executed. If any models are called in it, the controller method will</text:p>
      <text:p text:style-name="Standard">instantiate that model and call the method in it which is requested.</text:p>
      <text:p text:style-name="Standard">7. Then the controller action (method) instantiate the Layout object, which calls Block specified for this action (method) name (Each controller action</text:p>
      <text:p text:style-name="Standard">name have block and template file associated with it, which can be found at app/design/frontend or adminhtml/namespace/module/layout/module.xml</text:p>
      <text:p text:style-name="Standard">file, name of layout file (module.xml) can be found in config.xml of that module, in layout updates tag).</text:p>
      <text:p text:style-name="Standard">8. Template file (.phtml) now calls the corresponding block for any method request. So, if you write $this-&gt;methodName in .phtml file, it will check</text:p>
      <text:p text:style-name="Standard">“methodName” in the block file which is associated in module.xml file.</text:p>
      <text:p text:style-name="Standard">9. Block contains PHP logic. It references Models for any data from DB.</text:p>
      <text:p text:style-name="Standard">10. If either Block, Template file or Controller need to get/set some data from/to database, they can call Model directly like</text:p>
      <text:p text:style-name="Standard">Mage::getModel(‘modulename/modelname’).</text:p>
      <text:p text:style-name="Standard">For diagramatic view: click here (courtsey: Alan Storm)</text:p>
      <text:p text:style-name="Standard">2. How Magento ORM works?</text:p>
      <text:p text:style-name="Standard">ORM stands for Object Relational Mapping. It’s a programming technique used to convert different types of data to Objects and vice versa.</text:p>
      <text:p text:style-name="Standard">In Magento, ORM is shown as Model (based on Zend Framework’s Zend_Db_Adapter), which further breaks down to two types of Models.</text:p>
      <text:p text:style-name="Standard">- First is the “simple” i.e. Regular Models which is nothing but flat table or our regular table structure.</text:p>
      <text:p text:style-name="Standard">- Second Model is EAV (Entity Attribute Value), which is quite complicated and expensive to query.</text:p>
      <text:p text:style-name="Standard">All Magento Models interacting with database are inherited from Mage_Core_Model_Abstract class, which is further inherited from Varien_Object.</text:p>
      <text:p text:style-name="Standard">Difference between two Models is, Simple Model is inherited from Mage_Core_Model_Resource_Db_Abstract class,</text:p>
      <text:p text:style-name="Standard">while EAV is inherited from Mage_Eav_Model_Entity_Abstract.</text:p>
      <text:p text:style-name="Standard"><text:soft-page-break/>For those who don’t know what EAV is, please read my 3rd answer below.</text:p>
      <text:p text:style-name="Standard">So, to end up this question,</text:p>
      <text:p text:style-name="Standard">when you want to get some data in Magento, you call it like this:</text:p>
      <text:p text:style-name="Standard">1</text:p>
      <text:p text:style-name="Standard">Mage::getModel('module/model')-&gt;load(1);</text:p>
      <text:p text:style-name="Standard">where 1 is the primary key id for some Regular/Simple table, while in EAV so many tables are joined to fetch just single row of data.</text:p>
      <text:p text:style-name="Standard">3. What is EAV in Magento?</text:p>
      <text:p text:style-name="Standard">EAV, stands for Entity Attribute Value, is a technique which allows you to add unlimited columns to your table virtually. Means, the fields which is</text:p>
      <text:p text:style-name="Standard">represented in “column” way in a regular table, is represented in a “row” (records) way in EAV. In EAV, you have one table which holds all the</text:p>
      <text:p text:style-name="Standard">“attribute” (table field names) data, and other tables which hold the “entity” (id or primary id) and value (value for that id) against each attribute.</text:p>
      <text:p text:style-name="Standard">In Magento, there is one table to hold attribute values called eav_attribute and 5-6 tables which holds entity and data in fully normalized form,</text:p>
      <text:p text:style-name="Standard">- eav_entity, eav_entity_int (for holding Integer values),</text:p>
      <text:p text:style-name="Standard">- eav_entity_varchar (for holding Varchar values),</text:p>
      <text:p text:style-name="Standard">- eav_entity_datetime (for holding Datetime values),</text:p>
      <text:p text:style-name="Standard">- eav_entity_decimal (for holding Decimal/float values),</text:p>
      <text:p text:style-name="Standard">- eav_entity_text (for holding text (mysql Text type) values).</text:p>
      <text:p text:style-name="Standard">EAV is expensive and should only be used when you are not sure about number of fields in a table which can vary in future. To just get one single</text:p>
      <text:p text:style-name="Standard">record, Magento joins 4-5 tables to get data in EAV. But this doesn’t mean that EAV only has drawbacks. The main advantage of EAV is when you</text:p>
      <text:p text:style-name="Standard">may want to add table field in future, when there are thousands or millions of records already present in your table. In regular table, if you add table</text:p>
      <text:p text:style-name="Standard">field with these amount of data, it will screw up your table, as for each empty row also some bytes will be allocated as per data type you select. While</text:p>
      <text:p text:style-name="Standard">in EAV, adding the table column will not affect the previously saved records (also the extra space will not get allocated!) and all the new records will</text:p>
      <text:p text:style-name="Standard">seamlessly have data in these columns without any problem.</text:p>
      <text:p text:style-name="Standard">4. Difference between Mage::getSingleton() and Mage::getModel()</text:p>
      <text:p text:style-name="Standard">The difference between Mage:getSingleton() and Mage::getModel() is that the former one does not create an object if the object for same class is</text:p>
      <text:p text:style-name="Standard">already created, while the later creates new objects every time for the class when it’s called.</text:p>
      <text:p text:style-name="Standard">Mage::getSingleton() uses the “singleton design pattern” of PHP. If the object is not created, it will create it.</text:p>
      <text:p text:style-name="Standard">Mage::getSingleton() is mostly used when you want to create an object once, modify it and later fetch from it. Popular example is session, you first</text:p>
      <text:p text:style-name="Standard">create a session object, and then add/remove values from session across different pages, so that it retains your values (e.g. cart values, logged in</text:p>
      <text:p text:style-name="Standard">customer details, etc.) and doesn’t create new session object losing your last changes.</text:p>
      <text:p text:style-name="Standard">Mage::getModel() is used when you want to have the fresh data from the database. Example is when you want to show records from database.</text:p>
      <text:p text:style-name="Standard">8. How will you call a CMS page in your module’s PHTML file?</text:p>
      <text:p text:style-name="Standard">$this-&gt;getLayout()-&gt;createBlock(‘cms/block’)-&gt;setBlockId(‘blockidentifier’)-&gt;toHtml();</text:p>
      <text:p text:style-name="Standard">9. What is codePool in Magento?</text:p>
      <text:p text:style-name="Standard">codePool is a tag which you have to specify when registering new module in app/etc/modules/Company_Module.xml</text:p>
      <text:p text:style-name="Standard">There are 3 codePools in Magento: core, community and local, which are resided at app/code/ directory.</text:p>
      <text:p text:style-name="Standard"><text:soft-page-break/>Core codePool is used by Magento core team, Community is generally used by 3rd party extensions and Local codePool should be used for in-hour</text:p>
      <text:p text:style-name="Standard">module development and overriding of core and community modules for custom requirement.</text:p>
      <text:p text:style-name="Standard">So in short, codePool helps Magento to locate module inside app/code/ for processing.</text:p>
      <text:p text:style-name="Standard">15. When will you need to clear cache to see the changes in Magento?</text:p>
      <text:p text:style-name="Standard">When you have added/modified XML, JS, CSS file(s).</text:p>
      <text:p text:style-name="Standard">17. How will you enable product’s custom attribute visibility in frontend?</text:p>
      <text:p text:style-name="Standard">In the Manage Attributes section of the custom attribute, select Visible on Product View Page on Front-end and Used in Product Listing to Yes.</text:p>
      <text:p text:style-name="Standard">19. Difference between EAV and flat model</text:p>
      <text:p text:style-name="Standard">EAV is entity attribute value database model, where data is fully in normalized form. Each column data value is stored in their respective data type</text:p>
      <text:p text:style-name="Standard">table. Example, for a product, product ID is stored in catalog_product_entity_int table, product name in catalog_product_entity_varchar, product price</text:p>
      <text:p text:style-name="Standard">in catalog_product_entity_decimal, product created date in catalog_product_entity_datetime and product description in catalog_product_entity_text</text:p>
      <text:p text:style-name="Standard">table. EAV is complex as it joins 5-6 tables even if you want to get just one product’s details. Columns are called attributes in EAV.</text:p>
      <text:p text:style-name="Standard">Flat model uses just one table, so it’s not normalized and uses more database space. It clears the EAV overhead, but not good for dynamic</text:p>
      <text:p text:style-name="Standard">requirements where you may have to add more columns in database table in future. It’s good when comes to performance, as it will only require one</text:p>
      <text:p text:style-name="Standard">query to load whole product instead of joining 5-6 tables to get just one product’s details. Columns are called fields in flat model.</text:p>
      <text:p text:style-name="Standard">20. Is it mandatory to give Namespace while creating custom module in Magento?</text:p>
      <text:p text:style-name="Standard">No</text:p>
      <text:p text:style-name="Standard">21. How will you override Block/Model/controllers in Magento?</text:p>
      <text:p text:style-name="Standard">http://ka.lpe.sh/2011/06/08/overriderewrite-magento-core-blocks-and-controllers/</text:p>
      <text:p text:style-name="Standard">23. How will you add/remove content from core’s system.xml file?</text:p>
      <text:p text:style-name="Standard">You can do that by overriding system.xml configuration. Examples:</text:p>
      <text:p text:style-name="Standard">1</text:p>
      <text:p text:style-name="Standard">2</text:p>
      <text:p text:style-name="Standard">3</text:p>
      <text:p text:style-name="Standard">4</text:p>
      <text:p text:style-name="Standard">5</text:p>
      <text:p text:style-name="Standard">6</text:p>
      <text:p text:style-name="Standard">7</text:p>
      <text:p text:style-name="Standard">8</text:p>
      <text:p text:style-name="Standard">9</text:p>
      <text:p text:style-name="Standard">10</text:p>
      <text:p text:style-name="Standard">11</text:p>
      <text:p text:style-name="Standard">&lt;config&gt;</text:p>
      <text:p text:style-name="Standard">&lt;sections&gt;</text:p>
      <text:p text:style-name="Standard">&lt;catalog&gt;</text:p>
      <text:p text:style-name="Standard">&lt;groups&gt;</text:p>
      <text:p text:style-name="Standard">&lt;frontend&gt;</text:p>
      <text:p text:style-name="Standard">&lt;label&gt;Overriding Catalog Frontend in system config&lt;/label&gt;</text:p>
      <text:p text:style-name="Standard">&lt;/frontend&gt;</text:p>
      <text:p text:style-name="Standard">&lt;/groups&gt;</text:p>
      <text:p text:style-name="Standard">&lt;/catalog&gt;</text:p>
      <text:p text:style-name="Standard">&lt;/sections&gt;</text:p>
      <text:p text:style-name="Standard">&lt;/config&gt;</text:p>
      <text:p text:style-name="Standard"><text:soft-page-break/>1</text:p>
      <text:p text:style-name="Standard">2</text:p>
      <text:p text:style-name="Standard">3</text:p>
      <text:p text:style-name="Standard">4</text:p>
      <text:p text:style-name="Standard">5</text:p>
      <text:p text:style-name="Standard">6</text:p>
      <text:p text:style-name="Standard">7</text:p>
      <text:p text:style-name="Standard">8</text:p>
      <text:p text:style-name="Standard">9</text:p>
      <text:p text:style-name="Standard">10</text:p>
      <text:p text:style-name="Standard">11</text:p>
      <text:p text:style-name="Standard">12</text:p>
      <text:p text:style-name="Standard">13</text:p>
      <text:p text:style-name="Standard">&lt;config&gt;</text:p>
      <text:p text:style-name="Standard">&lt;sections&gt;</text:p>
      <text:p text:style-name="Standard">&lt;payment&gt;</text:p>
      <text:p text:style-name="Standard">&lt;groups&gt;</text:p>
      <text:p text:style-name="Standard">&lt;cashondelivery&gt;</text:p>
      <text:p text:style-name="Standard">&lt;fields&gt;</text:p>
      <text:p text:style-name="Standard">&lt;!--changing cashondelivery payment method settings--&gt;</text:p>
      <text:p text:style-name="Standard">&lt;/fields&gt;</text:p>
      <text:p text:style-name="Standard">&lt;/cashondelivery&gt;</text:p>
      <text:p text:style-name="Standard">&lt;/groups&gt;</text:p>
      <text:p text:style-name="Standard">&lt;/payment&gt;</text:p>
      <text:p text:style-name="Standard">&lt;/sections&gt;</text:p>
      <text:p text:style-name="Standard">&lt;/config&gt;</text:p>
      <text:p text:style-name="Standard">24. Can you have more than one Grid in a module?</text:p>
      <text:p text:style-name="Standard">Yes</text:p>
      <text:p text:style-name="Standard">25. How will you join flat table and EAV table in Magento?</text:p>
      <text:p text:style-name="Standard">http://ka.lpe.sh/2013/04/28/magento-join-eav-collection-with-flat-table/</text:p>
      <text:p text:style-name="Standard">26. How will you enable maintenance mode of your Magento website?</text:p>
      <text:p text:style-name="Standard">http://ka.lpe.sh/2011/12/31/magento-show-maintenance-mode-page-website-under-construction/</text:p>
      <text:p text:style-name="Standard">27. What are “magic methods” in Magento?</text:p>
      <text:p text:style-name="Standard">Magento uses __call(), __get(), __set(), __uns(), __has(), __isset(), __toString(), __construct(), etc. magic methods. You can find more details inside</text:p>
      <text:p text:style-name="Standard">class Varien_Object</text:p>
      <text:p text:style-name="Standard">For more information about magic methods: http://php.net/manual/en/language.oop5.magic.php</text:p>
      <text:p text:style-name="Standard">28. How many database tables will Magento create when you make a new EAV module?</text:p>
      <text:p text:style-name="Standard">Magento creates 6 tables when you create new EAV module. Tables: module, module_datetime, module_decimal, module_int, module_text and</text:p>
      <text:p text:style-name="Standard">module_varchar. one is the main entity table, and rest 5 tables which holds attribute’s data in different data types. So that integer values will go to</text:p>
      <text:p text:style-name="Standard">module_int table, price values to module_decimal, etc.</text:p>
      <text:p text:style-name="Standard">33. Where will you write your module’s business logic in Magento?</text:p>
      <text:p text:style-name="Standard">inside Model</text:p>
      <text:p text:style-name="Standard">34. Explain different types of sessions in Magento (e.g. customer/session, checkout/session, core/session) and the reason why you store data in</text:p>
      <text:p text:style-name="Standard">different session types?</text:p>
      <text:p text:style-name="Standard">Customer sessions stores data related to customer, checkout session stores data related to quote and order. They are actuall under one session in an</text:p>
      <text:p text:style-name="Standard">array. So firstname in customer/session will be $_SESSION['customer']['firstname'] and cart items count in checkout/session will be</text:p>
      <text:p text:style-name="Standard"><text:soft-page-break/>$_SESSION['checkout']['items_count']. The reason Magento uses session types separately is because once the order gets placed, the checkout session</text:p>
      <text:p text:style-name="Standard">data information should get flushed which can be easily done by just unsetting $_SESSION['checkout'] session variable. So that the session is not</text:p>
      <text:p text:style-name="Standard">cleared, just session data containing checkout information is cleared and rest all the session types are still intact.</text:p>
      <text:p text:style-name="Standard">35. What are the commonly used block types? What is the special in core/text_list block type.</text:p>
      <text:p text:style-name="Standard">Commonly used block types: core/template, page/html, page/html_head, page/html_header, page/template_links, core/text_list, page/html_wrapper,</text:p>
      <text:p text:style-name="Standard">page/html_breadcrumbs, page/html_footer, core/messages, page/switch.</text:p>
      <text:p text:style-name="Standard">Some blocks like content, left, right etc. are of type core/text_list. When these blocks are rendered, all their child blocks are rendered automatically</text:p>
      <text:p text:style-name="Standard">without the need to call getChildHtml() method.</text:p>
      <text:p text:style-name="Standard">36. What are the different design patterns used in Magento?</text:p>
      <text:p text:style-name="Standard">http://ka.lpe.sh/2013/02/25/magento-design-patterns/</text:p>
      <text:p text:style-name="Standard">37. What can you do to optimize Magento performance?</text:p>
      <text:p text:style-name="Standard">http://ka.lpe.sh/category/performance/</text:p>
      <text:p text:style-name="Standard">38. Where is the relation between configurable product and it’s simple product stored in database?</text:p>
      <text:p text:style-name="Standard">In the 2 tables:</text:p>
      <text:p text:style-name="Standard">catalog_product_relation</text:p>
      <text:p text:style-name="Standard">catalog_product_superlink_table</text:p>
      <text:p text:style-name="Standard">39. How will you log current collection’s SQL query?</text:p>
      <text:p text:style-name="Standard">$collection-&gt;printLogQuery(true); OR $collection-&gt;getSelect()-&gt;__toString();</text:p>
      <text:p text:style-name="Standard">40. How to get first item or last item from the collection?</text:p>
      <text:p text:style-name="Standard">$collection-&gt;getFirstItem() and $collection-&gt;getLastItem();</text:p>
      <text:p text:style-name="Standard">What is Magento?</text:p>
      <text:p text:style-name="Standard">Magento is an open source E-commerce software, created by Varien which is useful for online business and it has the flexible modular architecture. It</text:p>
      <text:p text:style-name="Standard">is scalable and it has many control options that helps the user. Magento uses E-commerce platform which offers companies ultimate E-commerce</text:p>
      <text:p text:style-name="Standard">solutions and extensive support network.</text:p>
      <text:p text:style-name="Standard">Why to use Magento?</text:p>
      <text:p text:style-name="Standard">The uses of Magento are:</text:p>
      <text:p text:style-name="Standard">Magento is open source E-commerce software.</text:p>
      <text:p text:style-name="Standard">It is scalable and offers small companies to build business.</text:p>
      <text:p text:style-name="Standard">It provides the searching and sorting of products in several ways.</text:p>
      <text:p text:style-name="Standard">Easily integrates with many of the third-party sites which are needed to run effective E-commerce website.</text:p>
      <text:p text:style-name="Standard">Using this, customer can order or purchase number of products. There are no limits on number of purchasing products.</text:p>
      <text:p text:style-name="Standard">List the Web-Hosting sites of Magento?</text:p>
      <text:p text:style-name="Standard">The Web-Hosting sites of Magento are:</text:p>
      <text:p text:style-name="Standard">SiteGround</text:p>
      <text:p text:style-name="Standard">BlueHost</text:p>
      <text:p text:style-name="Standard">HostGator</text:p>
      <text:p text:style-name="Standard">Inmotion</text:p>
      <text:p text:style-name="Standard">Arvixe</text:p>
      <text:p text:style-name="Standard">site5</text:p>
      <text:p text:style-name="Standard">What are disadvantages of Magento?</text:p>
      <text:p text:style-name="Standard">The disadvantages of Magento are:</text:p>
      <text:p text:style-name="Standard">Magento uses larger disk space and memory.</text:p>
      <text:p text:style-name="Standard">It takes much time to build the customized functionality.</text:p>
      <text:p text:style-name="Standard"><text:soft-page-break/>It is very slow compared to other E-commerce sites.</text:p>
      <text:p text:style-name="Standard">It needs proper hosting environment, if the hosting environment is improper the user can face the problems.</text:p>
      <text:p text:style-name="Standard">Name the web-server that supports Magento?</text:p>
      <text:p text:style-name="Standard">The Web-server that supports Magento are:</text:p>
      <text:p text:style-name="Standard">Apache 2.x</text:p>
      <text:p text:style-name="Standard">Nginx 1.7.x</text:p>
      <text:p text:style-name="Standard">What are Magento products?</text:p>
      <text:p text:style-name="Standard">Products are the items or things that are sold in Magento. Product can be anything that is capable of satisfying customer needs. This includes both</text:p>
      <text:p text:style-name="Standard">physical products and services.</text:p>
      <text:p text:style-name="Standard">Name the product types that are available in Magento?</text:p>
      <text:p text:style-name="Standard">The product types available in Magento are:</text:p>
      <text:p text:style-name="Standard">Simple Products</text:p>
      <text:p text:style-name="Standard">Grouped Products</text:p>
      <text:p text:style-name="Standard">Configurable Products</text:p>
      <text:p text:style-name="Standard">Virtual Products</text:p>
      <text:p text:style-name="Standard">Bundled Products</text:p>
      <text:p text:style-name="Standard">Downloadable Products</text:p>
      <text:p text:style-name="Standard">What is Inventory?</text:p>
      <text:p text:style-name="Standard">Inventory allows setting a product's stock quantity. For instance, you have a product with 100 units in stock. If you set the stock availability to "Out of</text:p>
      <text:p text:style-name="Standard">Stock" then it will force the item to be out of stock.</text:p>
      <text:p text:style-name="Standard">Name the categories of E-Commerce?</text:p>
      <text:p text:style-name="Standard">The categories of E-Commerce are:</text:p>
      <text:p text:style-name="Standard">Business to Business(B2B)</text:p>
      <text:p text:style-name="Standard">Business to Consumer(B2C)</text:p>
      <text:p text:style-name="Standard">Consumer to Consumer(C2C)</text:p>
      <text:p text:style-name="Standard">Consumer to Business(C2B)</text:p>
      <text:p text:style-name="Standard">What does Rate Percent mean in Manage Tax Rate window?</text:p>
      <text:p text:style-name="Standard">Rate Percent specify the percent of the tax rate.</text:p>
      <text:p text:style-name="Standard">What does Priority field specifies in Manage Tax Rules?</text:p>
      <text:p text:style-name="Standard">Priority field specifies when the tax should be applied to other tax rules.</text:p>
      <text:p text:style-name="Standard">What is the used of Zero Subtotal Checkout panel?</text:p>
      <text:p text:style-name="Standard">The Zero Subtotal Checkout panel is a payment option that displays when order total is zero and not required to enter payment details for the</text:p>
      <text:p text:style-name="Standard">customer.</text:p>
      <text:p text:style-name="Standard">What is the used of 3D Secure Card validation field in Saved CC?</text:p>
      <text:p text:style-name="Standard">It is additional security functionality where customer needs to provide credit card password to complete the purchase order.</text:p>
      <text:p text:style-name="Standard">Which are the methods of PayPal Payment Gateways?</text:p>
      <text:p text:style-name="Standard">The two methods of PayPal Payment Gateways are:</text:p>
      <text:p text:style-name="Standard">Payflow Pro (Includes Express Checkout)</text:p>
      <text:p text:style-name="Standard">Payflow Link (Includes Express Checkout)</text:p>
      <text:p text:style-name="Standard">What is Payflow Pro?</text:p>
      <text:p text:style-name="Standard">The Payflow Pro option is customizable payment gateway which can be used with merchant account to process credit card transactions.</text:p>
      <text:p text:style-name="Standard">What is Payflow Link?</text:p>
      <text:p text:style-name="Standard">Payflow Link option often called as hosted payment gateway that keeps customer on your site by providing fast and easy way to add transaction</text:p>
      <text:p text:style-name="Standard">processing to your site.</text:p>
      <text:p text:style-name="Standard">What is the use of My Cart Link panel?</text:p>
      <text:p text:style-name="Standard"><text:soft-page-break/>My Cart Link panel specifies whether the number of quantities in the cart should be shown or whether the number of different products should be</text:p>
      <text:p text:style-name="Standard">shown using the Display Cart Summaryfield.</text:p>
      <text:p text:style-name="Standard">What is Google checkout in Magento?</text:p>
      <text:p text:style-name="Standard">Google Checkout is online payment processing service provided by Google. Magento allows integration of online stores with Google checkout. It is</text:p>
      <text:p text:style-name="Standard">like PayPal that simplifies the process of paying for online purchases.</text:p>
      <text:p text:style-name="Standard">What is Magento Manage Order?</text:p>
      <text:p text:style-name="Standard">Order management is important thing which allows business to run smoothly and keeps customers happy, making them more likely to visit your site</text:p>
      <text:p text:style-name="Standard">in the future.</text:p>
      <text:p text:style-name="Standard">What is Magento Google Analytics?</text:p>
      <text:p text:style-name="Standard">Google Analytics is a finest Google service for those who are actively managing websites and adds analytics to Magento store including Ecommerce</text:p>
      <text:p text:style-name="Standard">tracking and conversions of their websites.</text:p>
      <text:p text:style-name="Standard">What is the use of Page Layout in Magento?</text:p>
      <text:p text:style-name="Standard">Layout files are useful in rendering front pages of Magento.</text:p>
      <text:p text:style-name="Standard">What is Magento Content Management System(CMS)?</text:p>
      <text:p text:style-name="Standard">Magento CMS (Content Management System) section is used to manage all web site pages. It is a way of promoting the products by providing</text:p>
      <text:p text:style-name="Standard">valuable information to the customers and increases visibility to search engines.</text:p>
      <text:p text:style-name="Standard">What are Static Blocks?</text:p>
      <text:p text:style-name="Standard">Static block is a piece of content can be used anywhere in the pages. Magento allows creating blocks of content that can be used through the store and</text:p>
      <text:p text:style-name="Standard">can be added to any page or another block.</text:p>
      <text:p text:style-name="Standard">What are Polls?</text:p>
      <text:p text:style-name="Standard">Polls are used to get customer's opinions and preferences. The poll results appear immediately after response is submitted.</text:p>
      <text:p text:style-name="Standard">How to Optimize the Magento Environment?</text:p>
      <text:p text:style-name="Standard">Following points describe how to optimize the Magento environment</text:p>
      <text:p text:style-name="Standard">It uses complex database, so that it needs to be run on dedicated servers.</text:p>
      <text:p text:style-name="Standard">Magento application could be optimized by using cloud computing.</text:p>
      <text:p text:style-name="Standard">Merge you JavaScript and CSS files which reduces the load time dramatically since its loading only one merged file.</text:p>
      <text:p text:style-name="Standard">Proper MySQL configuration is one of the most important aspects in terms of performance.</text:p>
      <text:p text:style-name="Standard">Always upgrade to the latest Magento version allows to perform better.</text:p>
      <text:p text:style-name="Standard">How to Optimize Magento Configuration?</text:p>
      <text:p text:style-name="Standard">The following points specify how to optimize the magento configuration</text:p>
      <text:p text:style-name="Standard">To speed up Magento performance, don't run mysql and web server on the same machine.</text:p>
      <text:p text:style-name="Standard">Do not host files on your web server that you do not use.</text:p>
      <text:p text:style-name="Standard">Optimization of session storage.</text:p>
      <text:p text:style-name="Standard">Enabling Magento flat catalog. (Magento uses a complex and resource-intensive Entity Attribute Value [or EAV] based catalog). After initial catalog</text:p>
      <text:p text:style-name="Standard">establishment, enabling the flat catalog can dramatically improve database querying time.</text:p>
      <text:p text:style-name="Standard">Identification and disabling of unused Magento modules.</text:p>
      <text:p text:style-name="Standard">What is the process of Code Optimization?</text:p>
      <text:p text:style-name="Standard">The process of Code Optimization are:</text:p>
      <text:p text:style-name="Standard">Removal of unused or unnecessary code processes.</text:p>
      <text:p text:style-name="Standard">To optimize Magento performance, JavaScript and CSS files need to be compressed and aggregated.</text:p>
      <text:p text:style-name="Standard">Conformance of all site images to optimal web image sizes.</text:p>
      <text:p text:style-name="Standard">Identification of bottlenecks(process that causes the entire process to slow down or stop) processes <text:soft-page-break/>in both front-end and back-end.</text:p>
      <text:p text:style-name="Standard">How to improve the performance of database?</text:p>
      <text:p text:style-name="Standard">The following points describe how to improve the performance of database:</text:p>
      <text:p text:style-name="Standard">Unused data must be cleaned up regularly for better performance.</text:p>
      <text:p text:style-name="Standard">Optimization of database queries.</text:p>
      <text:p text:style-name="Standard">Configuration of setting and limits of the database server (e.g. memory setting, query cache, sort buffer optimization).</text:p>
      <text:p text:style-name="Standard">Which is the PHP version used for magento?</text:p>
      <text:p text:style-name="Standard">PHP 5.4 +</text:p>
      <text:p text:style-name="Standard">What is WSLD?</text:p>
      <text:p text:style-name="Standard">It stands for Web Services Description Language. It is used for describing web services and how to access them.</text:p>
      <text:p text:style-name="Standard">What does Only X left Threshold means in Stock Option?</text:p>
      <text:p text:style-name="Standard">It is used to set threshold number. When the units of that product are drop to that number, it will display Only X left message on the product details</text:p>
      <text:p text:style-name="Standard">page.</text:p>
      <text:p text:style-name="Standard">What is Magento Payment Gateway?</text:p>
      <text:p text:style-name="Standard">Payment gateway processes the credit card data securely between customer and merchant and also between merchant and the payment processor. It is</text:p>
      <text:p text:style-name="Standard">like checkpoint that protects customers against attempting to gather personal and financial information from customers and also act as mediator</text:p>
      <text:p text:style-name="Standard">between the merchant and sponsoring bank.</text:p>
      <text:p text:style-name="Standard">What is the process of Order Life cycle in Magento?</text:p>
      <text:p text:style-name="Standard">Orders follow a standard life cycle process. When customer place product orders, it arrive in the administration interface with a pending status. When</text:p>
      <text:p text:style-name="Standard">order is processed, the status of order changes according to current state in the processing workflow. Once the invoice is created for the order, the</text:p>
      <text:p text:style-name="Standard">status changes from pending to processing status. Next it creates shipment for an order which changes the status from pending to complete status.</text:p>
      <text:p text:style-name="Standard">Which are the two sections present in Design Section?</text:p>
      <text:p text:style-name="Standard">The two sections present in Design section are:</text:p>
      <text:p text:style-name="Standard">Page Layout</text:p>
      <text:p text:style-name="Standard">Custom Design</text:p>
      <text:p text:style-name="Standard">What does the Page Layout section contains?</text:p>
      <text:p text:style-name="Standard">The Page Layout section contains a Layout option which allows selecting layout as per your choice and Layout Update XML option inserts the XML</text:p>
      <text:p text:style-name="Standard">code.</text:p>
      <text:p text:style-name="Standard">What is the use of Meta Data section while setup new pages?</text:p>
      <text:p text:style-name="Standard">How to subscribe to Newsletters using Magento?</text:p>
      <text:p text:style-name="Standard">Customer can subscribe to Newsletters using Magento. Customer can sign up for the Newsletter when he creates a new customer account which</text:p>
      <text:p text:style-name="Standard">contains checkbox for signing up. For creating Newsletters you need to enable Newsletter option in your magento to make sure that customer has</text:p>
      <text:p text:style-name="Standard">confirmed to receive Newsletter.</text:p>
      <text:p text:style-name="Standard">How to optimize the Magento front-end performance?</text:p>
      <text:p text:style-name="Standard">The following points show how to optimize the Magento front-end performance:</text:p>
      <text:p text:style-name="Standard">Use the latest version of php, so that you can perform front-end operation much better and faster. The newest released version may cause the errors, so</text:p>
      <text:p text:style-name="Standard">carefully read the release notes and check out the new version.</text:p>
      <text:p text:style-name="Standard">Use the clean database to improve the performance of magento. The database logs need to be clear regularly. The database stores the automatically</text:p>
      <text:p text:style-name="Standard">created logs to keep track of record session and interaction.</text:p>
      <text:p text:style-name="Standard"><text:soft-page-break/>What is grouped product?</text:p>
      <text:p text:style-name="Standard">This is a group of simple products. In this type, you cannot specify a specific price for product; you can just specify the discount.</text:p>
      <text:p text:style-name="Standard">What is Configurable Products</text:p>
      <text:p text:style-name="Standard">In this type, customer can select products according to their color and size before purchasing. Example: Cell phones obtained in different colors and</text:p>
      <text:p text:style-name="Standard">sizes.</text:p>
      <text:p text:style-name="Standard">What are Bundled products?</text:p>
      <text:p text:style-name="Standard">Bundled products are those products which cannot be sold separately and doesn't give any choice for end user.</text:p>
      <text:p text:style-name="Standard">What is the use of Backorder field in Product Stock Option Panel?</text:p>
      <text:p text:style-name="Standard">If it is enabled, customer can buy products even if they are out of stock.</text:p>
      <text:p text:style-name="Standard">What are Tax rules?</text:p>
      <text:p text:style-name="Standard">Tax rules are entities that combine product tax classes, customer tax classes and tax rates.</text:p>
      <text:p text:style-name="Standard">What is the use of Manage store section?</text:p>
      <text:p text:style-name="Standard">Manage Stores section, you will see website names, store names and Store View Name columns.</text:p>
      <text:p text:style-name="Standard">What is E-commerce?</text:p>
      <text:p text:style-name="Standard">E-commerce (Electronic Commerce) is a type of business that involves the commercial transaction or purchasing or selling of goods and services</text:p>
      <text:p text:style-name="Standard">through electronic channels known as internet.</text:p>
      <text:p text:style-name="Standard">What are the features of Magento?</text:p>
      <text:p text:style-name="Standard">The features of Magento are:</text:p>
      <text:p text:style-name="Standard">Magento provides different payment methods such as credit cards, PayPal, cheques, money order, Google checkouts.</text:p>
      <text:p text:style-name="Standard">It provides shipping of products in one order to the multiple addresses.</text:p>
      <text:p text:style-name="Standard">Easy to manage the orders by using admin panel.</text:p>
      <text:p text:style-name="Standard">It filters the products and displays in grid or list format.</text:p>
      <text:p text:style-name="Standard">What are the advantages of Magento?</text:p>
      <text:p text:style-name="Standard">The advantages of magento are:</text:p>
      <text:p text:style-name="Standard">It is user friendly E-commerce software.</text:p>
      <text:p text:style-name="Standard">It is compatible with Smartphone's, tablets and other mobile devices.</text:p>
      <text:p text:style-name="Standard">It provides multiple payment options so every visitor can make payment based on their preferred payment gateway.</text:p>
      <text:p text:style-name="Standard">It has many extensions which supports for the development of an online store.</text:p>
      <text:p text:style-name="Standard">What database does Magento supports?</text:p>
      <text:p text:style-name="Standard">MySql Database</text:p>
      <text:p text:style-name="Standard">Which is the MySql version used for magento?</text:p>
      <text:p text:style-name="Standard">MySQL 5.1</text:p>
      <text:p text:style-name="Standard">What is Consumer to Business?</text:p>
      <text:p text:style-name="Standard">This transaction is between consumer or customer and business or companies where consumer makes a product that the company uses to complete</text:p>
      <text:p text:style-name="Standard">busines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sol </meta:initial-creator>
    <meta:creation-date>2017-02-16T18:17:43</meta:creation-date>
    <dc:date>2017-02-16T18:20:07</dc:date>
    <dc:creator>tasol </dc:creator>
    <meta:editing-duration>P0D</meta:editing-duration>
    <meta:editing-cycles>1</meta:editing-cycles>
    <meta:document-statistic meta:table-count="0" meta:image-count="0" meta:object-count="0" meta:page-count="14" meta:paragraph-count="581" meta:word-count="5521" meta:character-count="36434" meta:non-whitespace-character-count="30915"/>
    <meta:generator>LibreOffice/3.5$Linux_X86_64 LibreOffice_project/350m1$Build-2</meta:generator>
  </office:meta>
</office:document-meta>
</file>